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draw:fill-color="#f10d0c" fo:min-height="2.629cm"/>
      <style:paragraph-properties style:writing-mode="lr-tb"/>
    </style:style>
    <style:style style:name="pr2" style:family="presentation" style:parent-style-name="Standard-subtitle">
      <style:graphic-properties draw:fill-color="#ffffff" fo:min-height="10.129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r5" style:family="presentation" style:parent-style-name="Standard-title">
      <style:graphic-properties fo:min-height="3.473cm"/>
      <style:paragraph-properties style:writing-mode="lr-tb"/>
    </style:style>
    <style:style style:name="P1" style:family="paragraph">
      <loext:graphic-properties draw:fill-color="#f10d0c"/>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How Does the Internet Work?</text:p>
          </draw:text-box>
        </draw:frame>
        <draw:frame presentation:style-name="pr2" draw:text-style-name="P2" draw:layer="layout" svg:width="25.199cm" svg:height="10.129cm" svg:x="1.27cm" svg:y="4.476cm" presentation:class="subtitle" presentation:user-transformed="true">
          <draw:text-box>
            <text:p>We have seen how a Web client - server interaction happens. We can summarize these steps as follows −</text:p>
            <text:p/>
            <text:p>A user enters a URL into a browser (for example, Google.com. This request is passed to a domain name server.</text:p>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3" draw:layer="layout" svg:width="25.199cm" svg:height="9.134cm" svg:x="1.4cm" svg:y="3.685cm" presentation:class="outline">
          <draw:text-box>
            <text:list text:style-name="L2">
              <text:list-item>
                <text:p>The domain name server returns an IP address for the server that hosts the Website (for example, 68.178.157.132).</text:p>
                <text:p/>
              </text:list-item>
              <text:list-item>
                <text:p>The browser requests the page from the Web server using the IP address specified by the domain name serve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3" draw:layer="layout" svg:width="25.199cm" svg:height="9.134cm" svg:x="1.4cm" svg:y="3.685cm" presentation:class="outline">
          <draw:text-box>
            <text:list text:style-name="L2">
              <text:list-item>
                <text:p>The Web server returns the page to the IP address specified by the browser requesting the page. The page may also contain links to other files on the same server, such as images, which the browser will also request.</text:p>
                <text:p/>
              </text:list-item>
              <text:list-item>
                <text:p>The browser collects all the information and displays to your computer in the form of Web pag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5" draw:text-style-name="P3" draw:layer="layout" svg:width="25.199cm" svg:height="3.473cm" svg:x="1.4cm" svg:y="0.206cm" presentation:class="title" presentation:user-transformed="true">
          <draw:text-box>
            <text:p>What do you need to be a web developer?</text:p>
          </draw:text-box>
        </draw:frame>
        <draw:frame presentation:style-name="pr4" draw:text-style-name="P3" draw:layer="layout" svg:width="25.199cm" svg:height="9.134cm" svg:x="1.27cm" svg:y="4.836cm" presentation:class="outline" presentation:user-transformed="true">
          <draw:text-box>
            <text:list text:style-name="L2">
              <text:list-item>
                <text:p>I need to know how to use HTML , CSS and Javascript... </text:p>
              </text:list-item>
              <text:list-item>
                <text:p>In addition to that developing fundamental web skills will give me the foundation and logic for communicating with programming language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text-style-name="P3" draw:layer="layout" svg:width="25.199cm" svg:height="3.473cm" svg:x="1.4cm" svg:y="0.206cm" presentation:class="title" presentation:user-transformed="true">
          <draw:text-box>
            <text:p>Why did you choose to learn web development?</text:p>
          </draw:text-box>
        </draw:frame>
        <draw:frame presentation:style-name="pr4" draw:text-style-name="P3" draw:layer="layout" svg:width="25.199cm" svg:height="9.134cm" svg:x="1.471cm" svg:y="4.836cm" presentation:class="outline" presentation:user-transformed="true">
          <draw:text-box>
            <text:list text:style-name="L2">
              <text:list-item>
                <text:p>Web development gives me the opportunities to express my self creatively en the internet.</text:p>
              </text:list-item>
              <text:list-item>
                <text:p>Finding jobs for development are very easy and available.</text:p>
              </text:list-item>
              <text:list-item>
                <text:p>I can work anywhere in the world. </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1-28T22:52:40.577000000</dc:date>
    <meta:editing-duration>PT56S</meta:editing-duration>
    <meta:editing-cycles>2</meta:editing-cycles>
    <meta:generator>LibreOffice/7.2.4.1$Windows_X86_64 LibreOffice_project/27d75539669ac387bb498e35313b970b7fe9c4f9</meta:generator>
    <meta:document-statistic meta:object-count="39"/>
  </office:meta>
</office:document-meta>
</file>